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officeooo:rsid="001d7364" officeooo:paragraph-rsid="001d7364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1f4ab5" officeooo:paragraph-rsid="001f4ab5"/>
    </style:style>
    <style:style style:name="P3" style:family="paragraph" style:parent-style-name="Standard">
      <style:paragraph-properties fo:line-height="150%" fo:text-align="justify" style:justify-single-word="false" style:writing-mode="lr-tb"/>
      <style:text-properties style:font-name="arial" officeooo:rsid="001f4ab5" officeooo:paragraph-rsid="001f4ab5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225aa5" officeooo:paragraph-rsid="00225aa5"/>
    </style:style>
    <style:style style:name="T1" style:family="text">
      <style:text-properties officeooo:rsid="00202351"/>
    </style:style>
    <style:style style:name="T2" style:family="text">
      <style:text-properties officeooo:rsid="0020cf9c"/>
    </style:style>
    <style:style style:name="T3" style:family="text">
      <style:text-properties officeooo:rsid="00225a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stavo Henrique Pinto, 5º DSM, FATEC Araras</text:p>
      <text:p text:style-name="P2"/>
      <text:p text:style-name="P2">À Jupiter Digital</text:p>
      <text:p text:style-name="P3"/>
      <text:p text:style-name="P3"><text:span text:style-name="T1">O requerente </text:span>Gustavo Henrique Pinto, inscrito no CPF sob o nº 043.509.900-03 e RG nº 18.116.402-4, brasileiro, solteiro, residente à rua <text:span text:style-name="T2">Celestino de Marchi</text:span>, nº <text:span text:style-name="T2">270</text:span>, vem requerer a devolução dos seguintes documentos <text:span text:style-name="T1">contrato de prestação de serviços de desenvolvimento web e de desenvolvimento de pipelines de engenharia de dados, termo de confidencialidade, termo de acordo entre ambas as partes</text:span>, entregues na vossa secretaria para efeitos de <text:span text:style-name="T2">contratação de prestação de serviços de desenvolvimento, detalhados nos contratos e termos supracitados, afim de que o requerente possa realizar a assinatura e o reconhecimento de firma por sua parte</text:span>.</text:p>
      <text:p text:style-name="P2"/>
      <text:p text:style-name="P2"><text:span text:style-name="T2">Nesses termos, pede deferimento</text:span>.</text:p>
      <text:p text:style-name="P2"/>
      <text:p text:style-name="P2"><text:span text:style-name="T3">Leme</text:span>, <text:span text:style-name="T3">08</text:span> de <text:span text:style-name="T3">maio</text:span> de <text:span text:style-name="T3">2023</text:span>.</text:p>
      <text:p text:style-name="P2"/>
      <text:p text:style-name="P2"/>
      <text:p text:style-name="P2"/>
      <text:p text:style-name="P4">_____________________________________</text:p>
      <text:p text:style-name="P4">Assinatura do requeren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21:14:39.584230085</meta:creation-date>
    <dc:date>2023-05-08T21:32:59.898384253</dc:date>
    <meta:editing-duration>PT18M20S</meta:editing-duration>
    <meta:editing-cycles>5</meta:editing-cycles>
    <meta:generator>LibreOffice/7.5.3.2$Linux_X86_64 LibreOffice_project/67bf5ab3e8553b11738d1302ab7051a12dd8b40d</meta:generator>
    <meta:document-statistic meta:table-count="0" meta:image-count="0" meta:object-count="0" meta:page-count="1" meta:paragraph-count="7" meta:word-count="121" meta:character-count="823" meta:non-whitespace-character-count="709"/>
  </office:meta>
</office:document-meta>
</file>